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575cm" fo:min-width="7.514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9cm" fo:min-width="4.28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134cm" fo:min-width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04cm" fo:min-width="6.651cm"/>
      <style:paragraph-properties style:writing-mode="lr-tb"/>
    </style:style>
    <style:style style:name="gr6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 fo:min-height="0.559cm" fo:min-width="2.513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6.32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4cm" fo:min-width="4.9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2.59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loext:graphic-properties draw:fill="none" draw:fill-color="#ffffff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font-name="Liberation Sans1" fo:language="en" fo:country="GB" style:font-name-asian="Liberation Sans1" style:font-name-complex="Liberation Sans1"/>
    </style:style>
    <style:style style:name="T3" style:family="text">
      <style:text-properties style:text-position="-33% 58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xml:id="id1" draw:id="id1" draw:layer="layout" svg:width="7.514cm" svg:height="7.575cm" svg:x="13.444cm" svg:y="10.841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Gain </text:span></text:p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514cm" svg:height="7.575cm" svg:x="23.76cm" svg:y="10.841cm">
          <draw:glue-point draw:id="4" svg:x="-4.998cm" svg:y="-4.272cm"/>
          <draw:glue-point draw:id="5" svg:x="-4.998cm" svg:y="4.23cm"/>
          <draw:glue-point draw:id="6" svg:x="5.001cm" svg:y="-4.272cm"/>
          <draw:glue-point draw:id="7" svg:x="5.001cm" svg:y="4.35cm"/>
          <text:p text:style-name="P1"><text:span text:style-name="T1">Outpu</text:span><text:span text:style-name="T1">t </text:span></text:p>
          <text:p text:style-name="P1"><text:span text:style-name="T1">Stage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446cm" svg:y1="11.392cm" svg:x2="11.464cm" svg:y2="11.261cm" draw:start-shape="id1" draw:start-glue-point="4" draw:end-shape="id2" draw:end-glue-point="1" svg:d="M13446 11392h-967v-131h-1015" svg:viewBox="0 0 1983 132">
          <text:p/>
        </draw:connector>
        <draw:connector draw:style-name="gr2" draw:text-style-name="P2" draw:layer="layout" svg:x1="7.482cm" svg:y1="15.69cm" svg:x2="13.446cm" svg:y2="17.832cm" draw:start-shape="id3" draw:start-glue-point="8" draw:end-shape="id1" draw:end-glue-point="5" svg:d="M7482 15690v2142h5964" svg:viewBox="0 0 5965 2143">
          <text:p/>
        </draw:connector>
        <draw:connector draw:style-name="gr2" draw:text-style-name="P2" draw:layer="layout" svg:x1="20.958cm" svg:y1="11.392cm" svg:x2="23.762cm" svg:y2="11.392cm" draw:start-shape="id1" draw:start-glue-point="6" draw:end-shape="id4" draw:end-glue-point="4" svg:d="M20958 11392h2804" svg:viewBox="0 0 2805 1">
          <text:p/>
        </draw:connector>
        <draw:connector draw:style-name="gr2" draw:text-style-name="P2" draw:layer="layout" svg:x1="20.958cm" svg:y1="17.923cm" svg:x2="23.762cm" svg:y2="17.832cm" draw:start-shape="id1" draw:start-glue-point="7" draw:end-shape="id4" draw:end-glue-point="5" svg:d="M20958 17923h1401v-91h1403" svg:viewBox="0 0 2805 92">
          <text:p/>
        </draw:connector>
        <draw:connector draw:style-name="gr2" draw:text-style-name="P2" draw:layer="layout" draw:line-skew="-3.458cm" svg:x1="31.274cm" svg:y1="17.923cm" svg:x2="35.86cm" svg:y2="16.163cm" draw:start-shape="id4" draw:start-glue-point="7" draw:end-shape="id5" draw:end-glue-point="4" svg:d="M31274 17923h2126v-1760h2460" svg:viewBox="0 0 4587 1761">
          <text:p/>
        </draw:connector>
        <draw:connector draw:style-name="gr2" draw:text-style-name="P2" draw:layer="layout" draw:line-skew="-3.458cm" svg:x1="31.274cm" svg:y1="11.392cm" svg:x2="35.86cm" svg:y2="12.798cm" draw:start-shape="id4" draw:start-glue-point="6" draw:end-shape="id5" draw:end-glue-point="6" svg:d="M31274 11392h2126v1406h2460" svg:viewBox="0 0 4587 1407">
          <text:p/>
        </draw:connector>
        <draw:frame draw:style-name="gr3" draw:text-style-name="P3" draw:layer="layout" svg:width="4.281cm" svg:height="2.739cm" svg:x="31.659cm" svg:y="13.054cm">
          <draw:text-box>
            <text:p><text:span text:style-name="T1">Au</text:span><text:span text:style-name="T1">dio</text:span></text:p>
            <text:p><text:span text:style-name="T1">O</text:span><text:span text:style-name="T1">U</text:span><text:span text:style-name="T1">T</text:span></text:p>
          </draw:text-box>
        </draw:frame>
        <draw:custom-shape draw:style-name="gr4" draw:text-style-name="P2" xml:id="id3" draw:id="id3" draw:layer="layout" svg:width="3.016cm" svg:height="3.018cm" svg:x="5.974cm" svg:y="12.672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6.651cm" svg:height="3.904cm" svg:x="1.149cm" svg:y="12.496cm">
          <draw:text-box>
            <text:p><text:span text:style-name="T1">Audio</text:span></text:p>
            <text:p><text:span text:style-name="T1">IN</text:span></text:p>
            <text:p><text:span text:style-name="T1">Max: </text:span><text:span text:style-name="T1">10mV</text:span></text:p>
          </draw:text-box>
        </draw:frame>
        <draw:g xml:id="id2" draw:id="id2">
          <draw:line draw:style-name="gr6" draw:text-style-name="P4" draw:layer="layout" svg:x1="8.532cm" svg:y1="11.2cm" svg:x2="8.768cm" svg:y2="10.388cm">
            <text:p/>
          </draw:line>
          <draw:line draw:style-name="gr6" draw:text-style-name="P4" draw:layer="layout" svg:x1="9.259cm" svg:y1="12.042cm" svg:x2="8.763cm" svg:y2="10.39cm">
            <text:p/>
          </draw:line>
          <draw:line draw:style-name="gr6" draw:text-style-name="P4" draw:layer="layout" svg:x1="10.231cm" svg:y1="12.135cm" svg:x2="10.727cm" svg:y2="10.483cm">
            <text:p/>
          </draw:line>
          <draw:line draw:style-name="gr6" draw:text-style-name="P4" draw:layer="layout" svg:x1="9.236cm" svg:y1="12.081cm" svg:x2="9.732cm" svg:y2="10.429cm">
            <text:p/>
          </draw:line>
          <draw:line draw:style-name="gr6" draw:text-style-name="P4" draw:layer="layout" svg:x1="10.253cm" svg:y1="12.125cm" svg:x2="9.757cm" svg:y2="10.473cm">
            <text:p/>
          </draw:line>
          <draw:line draw:style-name="gr6" draw:text-style-name="P4" draw:layer="layout" svg:x1="11.237cm" svg:y1="12.127cm" svg:x2="10.741cm" svg:y2="10.475cm">
            <text:p/>
          </draw:line>
          <draw:line draw:style-name="gr6" draw:text-style-name="P4" draw:layer="layout" svg:x1="11.229cm" svg:y1="12.045cm" svg:x2="11.465cm" svg:y2="11.233cm">
            <text:p/>
          </draw:line>
        </draw:g>
        <draw:connector draw:style-name="gr2" draw:text-style-name="P2" draw:layer="layout" svg:x1="8.532cm" svg:y1="11.261cm" svg:x2="7.482cm" svg:y2="12.672cm" draw:start-shape="id2" draw:start-glue-point="3" draw:end-shape="id3" draw:end-glue-point="4" svg:d="M8532 11261h-1050v1411" svg:viewBox="0 0 1051 1412">
          <text:p/>
        </draw:connector>
        <draw:custom-shape draw:style-name="gr7" draw:text-style-name="P2" xml:id="id5" draw:id="id5" draw:layer="layout" svg:width="4.485cm" svg:height="0.997cm" draw:transform="rotate (-1.5707963267949) translate (36.357cm 12.23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ath draw:style-name="gr8" draw:text-style-name="P4" draw:layer="layout" svg:width="5.645cm" svg:height="2.772cm" draw:transform="skewX (0.000872664625997149) rotate (-1.10182635678402) translate (36.9285842011306cm 11.3605358524249cm)" svg:viewBox="0 0 5646 2773" svg:d="M0 0c3653 3 5646 2773 5646 2773">
          <text:p/>
        </draw:path>
        <draw:path draw:style-name="gr8" draw:text-style-name="P4" draw:layer="layout" svg:width="5.645cm" svg:height="2.772cm" draw:transform="skewX (0.000872664625997147) rotate (-1.10182635678402) translate (37.5835678369533cm 11.3605358524249cm)" svg:viewBox="0 0 5646 2773" svg:d="M0 0c3653 3 5646 2773 5646 2773">
          <text:p/>
        </draw:path>
        <draw:path draw:style-name="gr8" draw:text-style-name="P4" draw:layer="layout" svg:width="5.645cm" svg:height="2.779cm" draw:transform="skewX (0.00209439510239326) rotate (-1.10060462630763) translate (38.5660432906873cm 11.3605358524249cm)" svg:viewBox="0 0 5646 2780" svg:d="M0 0c3653 7 5646 2780 5646 2780">
          <text:p/>
        </draw:path>
        <draw:frame draw:style-name="gr9" draw:text-style-name="P3" draw:layer="layout" svg:width="6.326cm" svg:height="1.575cm" svg:x="34.474cm" svg:y="18.225cm">
          <draw:text-box>
            <text:p><text:span text:style-name="T1">8</text:span><text:span text:style-name="T2">Ω Speaker</text:span></text:p>
          </draw:text-box>
        </draw:frame>
        <draw:frame draw:style-name="gr10" draw:text-style-name="P3" draw:layer="layout" svg:width="4.988cm" svg:height="1.824cm" svg:x="8.2cm" svg:y="9.176cm">
          <draw:text-box>
            <text:p><text:span text:style-name="T1">R</text:span><text:span text:style-name="T3">s</text:span><text:span text:style-name="T1">=100</text:span><text:span text:style-name="T2">Ω</text:span></text:p>
          </draw:text-box>
        </draw:frame>
        <draw:frame draw:style-name="gr11" draw:text-style-name="P3" draw:layer="layout" svg:width="12.592cm" svg:height="1.575cm" svg:x="16.608cm" svg:y="9cm">
          <draw:text-box>
            <text:p><text:span text:style-name="T1">12V Supply Voltage (Vcc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14T17:01:45.825843071</dc:date>
    <meta:editing-duration>PT55M2S</meta:editing-duration>
    <meta:editing-cycles>15</meta:editing-cycles>
    <meta:generator>LibreOffice/6.4.7.2$Linux_X86_64 LibreOffice_project/40$Build-2</meta:generator>
    <meta:document-statistic meta:object-count="27"/>
  </office:meta>
</office:document-meta>
</file>